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97 - The Azarinth Sentinel" calcext:value-type="string">
            <text:p>Class 1: 497 - The Azarinth Sentinel</text:p>
          </table:table-cell>
          <table:table-cell table:style-name="ce6" office:value-type="float" office:value="497" calcext:value-type="float">
            <text:p>497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90 - Kin of Ash" calcext:value-type="string">
            <text:p>Class 2: 490 - Kin of Ash</text:p>
          </table:table-cell>
          <table:table-cell table:style-name="ce6" office:value-type="float" office:value="490" calcext:value-type="float">
            <text:p>49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500" calcext:value-type="float">
            <text:p>1500</text:p>
          </table:table-cell>
          <table:table-cell table:style-name="ce5" table:formula="of:=[.E2]" office:value-type="float" office:value="1500" calcext:value-type="float">
            <text:p>1500.0</text:p>
          </table:table-cell>
          <table:table-cell/>
          <table:table-cell table:style-name="ce6"/>
          <table:table-cell table:style-name="ce32" table:formula="of:=[.U9]" office:value-type="float" office:value="18218758.9289063" calcext:value-type="float">
            <text:p>18,218,759</text:p>
          </table:table-cell>
          <table:table-cell table:style-name="ce11" table:formula="of:=[.V9]" office:value-type="float" office:value="1216098.5925" calcext:value-type="float">
            <text:p>1,216,098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7555" calcext:value-type="float">
            <text:p>27555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6.59125" calcext:value-type="float">
            <text:p>66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51 - The Faen Valkyrie" calcext:value-type="string">
            <text:p>Class 3: 451 - The Faen Valkyrie</text:p>
          </table:table-cell>
          <table:table-cell table:style-name="ce6" office:value-type="float" office:value="451" calcext:value-type="float">
            <text:p>451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875" calcext:value-type="float">
            <text:p>35.875</text:p>
          </table:table-cell>
          <table:table-cell table:style-name="ce12" table:formula="of:=[.U10]" office:value-type="percentage" office:value="35.875" calcext:value-type="percentage">
            <text:p>3587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85" calcext:value-type="float">
            <text:p>85.0</text:p>
          </table:table-cell>
          <table:table-cell table:style-name="ce10" table:formula="of:=[.W3]/60" office:value-type="percentage" office:value="0.00283333333333333" calcext:value-type="percentage">
            <text:p>0.28%</text:p>
          </table:table-cell>
          <table:table-cell table:style-name="ce9" table:formula="of:=2%+([.F7]/100/100/2)" office:value-type="percentage" office:value="0.17" calcext:value-type="percentage">
            <text:p>17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30000" calcext:value-type="float">
            <text:p>3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8.1" calcext:value-type="float">
            <text:p>108.1</text:p>
          </table:table-cell>
          <table:table-cell table:style-name="ce10" table:formula="of:=[.W4]/60" office:value-type="percentage" office:value="0.00360333333333333" calcext:value-type="percentage">
            <text:p>0.36%</text:p>
          </table:table-cell>
          <table:table-cell table:style-name="ce9" table:formula="of:=1%*(1+3+3%*[.E75])+([.F7]/100/100/2)+1%" office:value-type="percentage" office:value="0.2162" calcext:value-type="percentage">
            <text:p>21.6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6]*(1+[.AD15])" office:value-type="float" office:value="19430" calcext:value-type="float">
            <text:p>1943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500" calcext:value-type="float">
            <text:p>1500</text:p>
          </table:table-cell>
          <table:table-cell table:style-name="ce5" table:formula="of:=[.E7]*2" office:value-type="float" office:value="3000" calcext:value-type="float">
            <text:p>3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604589.0625" calcext:value-type="float">
            <text:p>6604589.062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8218758.9289063" calcext:value-type="float">
            <text:p>18218758.9289063</text:p>
          </table:table-cell>
          <table:table-cell table:style-name="ce6" table:formula="of:=([.S11]+[.S12])/2" office:value-type="float" office:value="1216098.5925" calcext:value-type="float">
            <text:p>1216098.592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500" calcext:value-type="string">
            <text:p>Vit: 15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9832928.7953125" calcext:value-type="float">
            <text:p>29832928.79531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875" calcext:value-type="percentage">
            <text:p>3587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954277286136" calcext:value-type="percentage">
            <text:p>97.7%</text:p>
          </table:table-cell>
          <table:table-cell table:formula="of:=1/(1-[.Q11])" office:value-type="float" office:value="43.392" calcext:value-type="float">
            <text:p>43.392</text:p>
          </table:table-cell>
          <table:table-cell table:formula="of:=[.$S$2]/(1/(1+[.$O$15]+[.$AV$15]))" office:value-type="float" office:value="1167643.125" calcext:value-type="float">
            <text:p>1167643.12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209709753334" calcext:value-type="percentage">
            <text:p>97.8%</text:p>
          </table:table-cell>
          <table:table-cell table:formula="of:=1/(1-[.Q12])" office:value-type="float" office:value="45.8919999999999" calcext:value-type="float">
            <text:p>45.8919999999999</text:p>
          </table:table-cell>
          <table:table-cell table:formula="of:=[.$S$2]/(1/(1+[.$O$15]+[.$AJ$15]+[.$AV$15]))" office:value-type="float" office:value="1264554.06" calcext:value-type="float">
            <text:p>1264554.0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581993519735" calcext:value-type="percentage">
            <text:p>97.8%</text:p>
          </table:table-cell>
          <table:table-cell table:style-name="ce14" table:formula="of:=([.R11]+[.R12])/2" office:value-type="float" office:value="44.642" calcext:value-type="float">
            <text:p>44.6</text:p>
          </table:table-cell>
          <table:table-cell table:style-name="ce14" table:formula="of:=([.S11]+[.S12])/2" office:value-type="float" office:value="1216098.5925" calcext:value-type="float">
            <text:p>1216098.6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3" calcext:value-type="percentage">
            <text:p>11.3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3" calcext:value-type="percentage">
            <text:p>9.3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50 [19,430.0]" calcext:value-type="string">
            <text:p>Int: 1450 [19,430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500" calcext:value-type="string">
            <text:p>Wis: 15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875" calcext:value-type="percentage">
            <text:p>3587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517" calcext:value-type="percentage">
            <text:p>351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1.017" calcext:value-type="percentage">
            <text:p>101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37" calcext:value-type="percentage">
            <text:p>83.7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87.5%" calcext:value-type="string">
            <text:p>Resilience: 3,587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table:formula="of:=[.B1]" office:value-type="float" office:value="497" calcext:value-type="float">
            <text:p>49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7,555" calcext:value-type="string">
            <text:p>Health: <text:s/>27,555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30,000" calcext:value-type="string">
            <text:p>Mana: <text:s text:c="3"/>3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6.6] [376.2 seconds]" calcext:value-type="string">
            <text:p>hp/sec: <text:s/>0.27% [66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85.0] [352.9 seconds]" calcext:value-type="string">
            <text:p>mp/sec: <text:s/>0.28% [85.0] [352.9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6% [108.1] [277.5 seconds]" calcext:value-type="string">
            <text:p>w/Med: <text:s text:c="2"/>0.36% [108.1] [277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table:formula="of:=[.B2]" office:value-type="float" office:value="490" calcext:value-type="float">
            <text:p>490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58%     [hp x 44.64]" calcext:value-type="string">
            <text:p>Mitigation: <text:s text:c="6"/>97.758% <text:s text:c="4"/>[hp x 44.64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216,098.6 [hp x 82.01]" calcext:value-type="string">
            <text:p>Effective Health: 1,216,098.6 [hp x 82.01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51" calcext:value-type="float">
            <text:p>451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formula="of:=[.D43]+([.C43]-1)*2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8" calcext:value-type="percentage">
            <text:p>58.00%</text:p>
          </table:table-cell>
          <table:table-cell table:style-name="ce9" table:formula="of:=[.O43]" office:value-type="percentage" office:value="4.64" calcext:value-type="percentage">
            <text:p>46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64" calcext:value-type="percentage">
            <text:p>46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2" calcext:value-type="float">
            <text:p>22</text:p>
          </table:table-cell>
          <table:table-cell table:style-name="ce3" table:formula="of:=[.D44]+([.C44]-1)*20" office:value-type="float" office:value="62" calcext:value-type="float">
            <text:p>6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45]+([.C45]-1)*20" office:value-type="float" office:value="58" calcext:value-type="float">
            <text:p>5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3" calcext:value-type="float">
            <text:p>23</text:p>
          </table:table-cell>
          <table:table-cell table:style-name="ce15" table:formula="of:=[.D46]+([.C46]-1)*20" office:value-type="float" office:value="63" calcext:value-type="float">
            <text:p>6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65" calcext:value-type="percentage">
            <text:p>46.50%</text:p>
          </table:table-cell>
          <table:table-cell table:style-name="ce38" table:formula="of:=[.O46]" office:value-type="percentage" office:value="4.185" calcext:value-type="percentage">
            <text:p>418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185" calcext:value-type="percentage">
            <text:p>418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017" calcext:value-type="percentage">
            <text:p>101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017" calcext:value-type="percentage">
            <text:p>101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37" calcext:value-type="percentage">
            <text:p>83.7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6 Flare of Creation        x8 [58.0% =&gt; 464.0% Resilience]" calcext:value-type="string">
            <text:p>3-26 Flare of Creation <text:s text:c="7"/>x8 [58.0% =&gt; 464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2 Displacement             x2 " calcext:value-type="string">
            <text:p>3-22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8 Space Shift              x2 " calcext:value-type="string">
            <text:p>3-18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3 Body of the Valkyrie     x9 [46.5% =&gt; 418.5% Resilience, 11.3% =&gt; 101.7% Physical Resistance, 5.0% =&gt; 101.7% Magic Resistance, 9.3% =&gt; 83.7% Health, 1.65% =&gt; 14.85%/minute]" calcext:value-type="string">
            <text:p>3-23 Body of the Valkyrie <text:s text:c="4"/>x9 [46.5% =&gt; 418.5% Resilience, 11.3% =&gt; 101.7% Physical Resistance, 5.0% =&gt; 101.7% Magic Resistance, 9.3% =&gt; 83.7% Health, 1.65% =&gt; 14.85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82" calcext:value-type="float">
            <text:p>2082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5  Deviant of Humanity" calcext:value-type="string">
            <text:p>3-5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67]+([.C67]-1)*20" office:value-type="float" office:value="45" calcext:value-type="float">
            <text:p>45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7]+([.C77]-1)*20" office:value-type="float" office:value="26" calcext:value-type="float">
            <text:p>26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9]+([.C79]-1)*20" office:value-type="float" office:value="9" calcext:value-type="float">
            <text:p>9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9 Veteran" calcext:value-type="string">
            <text:p>3-19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81]+([.C81]-1)*20" office:value-type="float" office:value="59" calcext:value-type="float">
            <text:p>59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7]+([.C137]-1)*20" office:value-type="float" office:value="44" calcext:value-type="float">
            <text:p>44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4%" calcext:value-type="string">
            <text:p>54%</text:p>
          </table:table-cell>
          <table:table-cell table:formula="of:=TEXT(VLOOKUP([.E137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7%" calcext:value-type="string">
            <text:p>57%</text:p>
          </table:table-cell>
          <table:table-cell table:formula="of:=TEXT(VLOOKUP([.E138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1 1st tier" calcext:value-type="string">
            <text:p>11 1st tier</text:p>
          </table:table-cell>
          <table:table-cell table:formula="of:=COUNTIF([.$C$85:.$C$139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5 2nd tier" calcext:value-type="string">
            <text:p>25 2nd tier</text:p>
          </table:table-cell>
          <table:table-cell table:formula="of:=COUNTIF([.$C$85:.$C$139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50%" calcext:value-type="string">
            <text:p>250%</text:p>
          </table:table-cell>
          <table:table-cell table:formula="of:=TEXT([.B141]*5%;&quot;%&quot;)" office:value-type="string" office:string-value="55%" calcext:value-type="string">
            <text:p>55%</text:p>
          </table:table-cell>
          <table:table-cell table:formula="of:=TEXT([.C146]+[.D146]+[.E146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5%] more dense. (Avatar of Ash 2nd)" calcext:value-type="string">
            <text:p><text:s text:c="16"/>[54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97" calcext:value-type="float">
            <text:p>49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90" calcext:value-type="float">
            <text:p>49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51" calcext:value-type="float">
            <text:p>451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50" calcext:value-type="float">
            <text:p>14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430.0" calcext:value-type="string">
            <text:p>19,43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87.5%" calcext:value-type="string">
            <text:p>3,587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7,555" calcext:value-type="string">
            <text:p>27,555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30,000" calcext:value-type="string">
            <text:p>30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6.6" calcext:value-type="string">
            <text:p>66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85.0" calcext:value-type="string">
            <text:p>85.0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52.9" calcext:value-type="string">
            <text:p>352.9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8.1" calcext:value-type="string">
            <text:p>108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77.5" calcext:value-type="string">
            <text:p>277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58%" calcext:value-type="string">
            <text:p>97.758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64" calcext:value-type="string">
            <text:p>44.64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216,098.6" calcext:value-type="string">
            <text:p>1,216,098.6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2.01" calcext:value-type="string">
            <text:p>82.01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6" calcext:value-type="float">
            <text:p>26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8.0% =&gt; 464.0%" calcext:value-type="string">
            <text:p>58.0% =&gt; 46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2" calcext:value-type="float">
            <text:p>22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8" calcext:value-type="float">
            <text:p>18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3" calcext:value-type="float">
            <text:p>23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6.5% =&gt; 418.5%" calcext:value-type="string">
            <text:p>46.5% =&gt; 418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3% =&gt; 101.7%" calcext:value-type="string">
            <text:p>11.3% =&gt; 101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101.7%" calcext:value-type="string">
            <text:p>5.0% =&gt; 101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3% =&gt; 83.7%" calcext:value-type="string">
            <text:p>9.3% =&gt; 83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65% =&gt; 14.85%" calcext:value-type="string">
            <text:p>1.65% =&gt; 14.8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97 - The Azarinth Sentinel" calcext:value-type="string">
            <text:p>Class 1: 497 - The Azarinth Sentinel</text:p>
          </table:table-cell>
        </table:table-row>
        <table:table-row table:style-name="ro1">
          <table:table-cell table:formula="of:=[$Calculations.A2]" office:value-type="string" office:string-value="Class 2: 490 - Kin of Ash" calcext:value-type="string">
            <text:p>Class 2: 490 - Kin of Ash</text:p>
          </table:table-cell>
        </table:table-row>
        <table:table-row table:style-name="ro1">
          <table:table-cell table:formula="of:=[$Calculations.A3]" office:value-type="string" office:string-value="Class 3: 451 - The Faen Valkyrie" calcext:value-type="string">
            <text:p>Class 3: 451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00" calcext:value-type="string">
            <text:p>Vit: 15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50 [19,430.0]" calcext:value-type="string">
            <text:p>Int: 1450 [19,430.0]</text:p>
          </table:table-cell>
        </table:table-row>
        <table:table-row table:style-name="ro1">
          <table:table-cell table:formula="of:=[$Calculations.A15]" office:value-type="string" office:string-value="Wis: 1500" calcext:value-type="string">
            <text:p>Wis: 15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87.5%" calcext:value-type="string">
            <text:p>Resilience: 3,587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7,555" calcext:value-type="string">
            <text:p>Health: <text:s/>27,555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30,000" calcext:value-type="string">
            <text:p>Mana: <text:s text:c="3"/>3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6.6] [376.2 seconds]" calcext:value-type="string">
            <text:p>hp/sec: <text:s/>0.27% [66.6] [376.2 seconds]</text:p>
          </table:table-cell>
        </table:table-row>
        <table:table-row table:style-name="ro1">
          <table:table-cell table:formula="of:=[$Calculations.A27]" office:value-type="string" office:string-value="mp/sec:  0.28% [85.0] [352.9 seconds]" calcext:value-type="string">
            <text:p>mp/sec: <text:s/>0.28% [85.0] [352.9 seconds]</text:p>
          </table:table-cell>
        </table:table-row>
        <table:table-row table:style-name="ro1">
          <table:table-cell table:formula="of:=[$Calculations.A28]" office:value-type="string" office:string-value="w/Med:   0.36% [108.1] [277.5 seconds]" calcext:value-type="string">
            <text:p>w/Med: <text:s text:c="2"/>0.36% [108.1] [277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58%     [hp x 44.64]" calcext:value-type="string">
            <text:p>Mitigation: <text:s text:c="6"/>97.758% <text:s text:c="4"/>[hp x 44.64]</text:p>
          </table:table-cell>
        </table:table-row>
        <table:table-row table:style-name="ro1">
          <table:table-cell table:formula="of:=[$Calculations.A31]" office:value-type="string" office:string-value="Effective Health: 1,216,098.6 [hp x 82.01]" calcext:value-type="string">
            <text:p>Effective Health: 1,216,098.6 [hp x 82.01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6 Flare of Creation        x8 [58.0% =&gt; 464.0% Resilience]" calcext:value-type="string">
            <text:p>3-26 Flare of Creation <text:s text:c="7"/>x8 [58.0% =&gt; 464.0% Resilience]</text:p>
          </table:table-cell>
        </table:table-row>
        <table:table-row table:style-name="ro1">
          <table:table-cell table:formula="of:=[$Calculations.A60]" office:value-type="string" office:string-value="3-22 Displacement             x2 " calcext:value-type="string">
            <text:p>3-22 Displacement <text:s text:c="12"/>x2 </text:p>
          </table:table-cell>
        </table:table-row>
        <table:table-row table:style-name="ro1">
          <table:table-cell table:formula="of:=[$Calculations.A61]" office:value-type="string" office:string-value="3-18 Space Shift              x2 " calcext:value-type="string">
            <text:p>3-18 Space Shift <text:s text:c="13"/>x2 </text:p>
          </table:table-cell>
        </table:table-row>
        <table:table-row table:style-name="ro1">
          <table:table-cell table:formula="of:=[$Calculations.A62]" office:value-type="string" office:string-value="3-23 Body of the Valkyrie     x9 [46.5% =&gt; 418.5% Resilience, 11.3% =&gt; 101.7% Physical Resistance, 5.0% =&gt; 101.7% Magic Resistance, 9.3% =&gt; 83.7% Health, 1.65% =&gt; 14.85%/minute]" calcext:value-type="string">
            <text:p>3-23 Body of the Valkyrie <text:s text:c="4"/>x9 [46.5% =&gt; 418.5% Resilience, 11.3% =&gt; 101.7% Physical Resistance, 5.0% =&gt; 101.7% Magic Resistance, 9.3% =&gt; 83.7% Health, 1.65% =&gt; 14.85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5  Deviant of Humanity" calcext:value-type="string">
            <text:p>3-5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7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9 Veteran" calcext:value-type="string">
            <text:p>3-19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8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2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5%] more dense. (Avatar of Ash 2nd)" calcext:value-type="string">
            <text:p><text:s text:c="16"/>[54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8:12:16.335000000</dc:date>
    <meta:generator>LibreOffice/7.0.5.2$Windows_X86_64 LibreOffice_project/64390860c6cd0aca4beafafcfd84613dd9dfb63a</meta:generator>
    <meta:editing-duration>PT18H55M58S</meta:editing-duration>
    <meta:editing-cycles>129</meta:editing-cycles>
    <meta:document-statistic meta:table-count="2" meta:cell-count="2076" meta:object-count="0"/>
    <meta:user-defined meta:name="AppVersion">16.0300</meta:user-defined>
  </office:meta>
</office:document-meta>
</file>